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33de" officeooo:paragraph-rsid="001833de"/>
    </style:style>
    <style:style style:name="P2" style:family="paragraph" style:parent-style-name="Text_20_body">
      <style:text-properties officeooo:rsid="001833de" officeooo:paragraph-rsid="001833de"/>
    </style:style>
    <style:style style:name="T1" style:family="text">
      <style:text-properties officeooo:rsid="001833de"/>
    </style:style>
    <style:style style:name="T2" style:family="text">
      <style:text-properties officeooo:rsid="0009b912"/>
    </style:style>
    <style:style style:name="T3" style:family="text">
      <style:text-properties officeooo:rsid="000a09bb"/>
    </style:style>
    <style:style style:name="T4" style:family="text">
      <style:text-properties officeooo:rsid="000ad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ims and Objectives – <text:span text:style-name="T1">500wd</text:span></text:h>
      <text:p text:style-name="P2"><text:span text:style-name="T2">There are many reasons why one might want to track objects around a room. While many mechanisms for doing such a thing exist, most are expensive and require complex dedicated hardware. My project will involve determining the practicality of tracking a microphone around the room by measuring time taken for sound to arrive from two speakers with known positions. This will give two possible positions on a 2d plane, but </text:span><text:span text:style-name="T3">we can discard </text:span><text:span text:style-name="T4">one and display the other based on its side of the line between the speakers.</text:span> </text:p>
      <text:h text:style-name="Heading_20_2" text:outline-level="2">Literature Review – <text:span text:style-name="T1">1500wd </text:span></text:h>
      <text:h text:style-name="Heading_20_2" text:outline-level="2">Requirements Analysis - <text:span text:style-name="T1">1500wd</text:span></text:h>
      <text:h text:style-name="Heading_20_2" text:outline-level="2">Product Design - <text:span text:style-name="T1">1500wd</text:span></text:h>
      <text:h text:style-name="Heading_20_2" text:outline-level="2">Development, Implementation and Testing - <text:span text:style-name="T1">3000 wd</text:span></text:h>
      <text:h text:style-name="Heading_20_2" text:outline-level="2">Evaluation – <text:span text:style-name="T1">1000 wd;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33de" officeooo:paragraph-rsid="001833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021/2022<text:tab/>Digital Systems Project Report<text:tab/>1801094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7:28:14.587411338</meta:creation-date>
    <meta:editing-duration>P3DT23H22M25S</meta:editing-duration>
    <meta:editing-cycles>2</meta:editing-cycles>
    <meta:generator>LibreOffice/7.0.4.2$Linux_X86_64 LibreOffice_project/00$Build-2</meta:generator>
    <dc:date>2022-02-18T16:45:43.427255089</dc:date>
    <meta:document-statistic meta:table-count="0" meta:image-count="0" meta:object-count="0" meta:page-count="1" meta:paragraph-count="8" meta:word-count="119" meta:character-count="739" meta:non-whitespace-character-count="623"/>
  </office:meta>
</office:document-meta>
</file>